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0fd7" officeooo:paragraph-rsid="001f0fd7"/>
    </style:style>
    <style:style style:name="P2" style:family="paragraph" style:parent-style-name="Standard">
      <style:text-properties officeooo:rsid="0021d499" officeooo:paragraph-rsid="0021d499"/>
    </style:style>
    <style:style style:name="P3" style:family="paragraph" style:parent-style-name="Standard">
      <style:paragraph-properties fo:text-align="justify" style:justify-single-word="false"/>
      <style:text-properties officeooo:rsid="00228e90" officeooo:paragraph-rsid="00228e90"/>
    </style:style>
    <style:style style:name="P4" style:family="paragraph" style:parent-style-name="Standard">
      <style:paragraph-properties fo:text-align="justify" style:justify-single-word="false"/>
      <style:text-properties officeooo:rsid="00255545" officeooo:paragraph-rsid="00255545"/>
    </style:style>
    <style:style style:name="P5" style:family="paragraph" style:parent-style-name="Standard">
      <style:paragraph-properties fo:text-align="justify" style:justify-single-word="false"/>
      <style:text-properties officeooo:rsid="00255545" officeooo:paragraph-rsid="0025d240"/>
    </style:style>
    <style:style style:name="P6" style:family="paragraph" style:parent-style-name="Standard">
      <style:paragraph-properties fo:text-align="justify" style:justify-single-word="false"/>
      <style:text-properties officeooo:paragraph-rsid="0025d240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55545" officeooo:paragraph-rsid="00255545" style:font-weight-asian="bold" style:font-weight-complex="bold"/>
    </style:style>
    <style:style style:name="P8" style:family="paragraph" style:parent-style-name="Standard">
      <style:text-properties fo:font-weight="bold" officeooo:rsid="00228e90" officeooo:paragraph-rsid="00228e90" style:font-weight-asian="bold" style:font-weight-complex="bold"/>
    </style:style>
    <style:style style:name="P9" style:family="paragraph" style:parent-style-name="Standard">
      <style:text-properties fo:font-weight="bold" officeooo:rsid="0021d499" officeooo:paragraph-rsid="0021d499" style:font-weight-asian="bold" style:font-weight-complex="bold"/>
    </style:style>
    <style:style style:name="P10" style:family="paragraph" style:parent-style-name="Standard" style:list-style-name="L1">
      <style:text-properties officeooo:rsid="0021d499" officeooo:paragraph-rsid="0021d499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55545" officeooo:paragraph-rsid="00255545"/>
    </style:style>
    <style:style style:name="P12" style:family="paragraph" style:parent-style-name="Standard">
      <style:paragraph-properties fo:text-align="justify" style:justify-single-word="false"/>
      <style:text-properties officeooo:rsid="00255545" officeooo:paragraph-rsid="0025d240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255545" officeooo:paragraph-rsid="0025d240"/>
    </style:style>
    <style:style style:name="P14" style:family="paragraph" style:parent-style-name="Standard" style:list-style-name="L4">
      <style:paragraph-properties fo:text-align="justify" style:justify-single-word="false"/>
      <style:text-properties officeooo:rsid="00255545" officeooo:paragraph-rsid="0025d240"/>
    </style:style>
    <style:style style:name="P15" style:family="paragraph" style:parent-style-name="Standard" style:list-style-name="L5">
      <style:paragraph-properties fo:text-align="justify" style:justify-single-word="false"/>
      <style:text-properties officeooo:rsid="00255545" officeooo:paragraph-rsid="0025d240"/>
    </style:style>
    <style:style style:name="P16" style:family="paragraph" style:parent-style-name="Standard" style:list-style-name="L2">
      <style:text-properties officeooo:rsid="00255545" officeooo:paragraph-rsid="00255545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Liberation Serif1" officeooo:rsid="00255545" officeooo:paragraph-rsid="00255545"/>
    </style:style>
    <style:style style:name="P18" style:family="paragraph" style:parent-style-name="Standard" style:list-style-name="L3">
      <style:paragraph-properties fo:text-align="justify" style:justify-single-word="false"/>
      <style:text-properties officeooo:paragraph-rsid="0025d240"/>
    </style:style>
    <style:style style:name="P19" style:family="paragraph" style:parent-style-name="Standard" style:list-style-name="L4">
      <style:paragraph-properties fo:text-align="justify" style:justify-single-word="false"/>
      <style:text-properties officeooo:paragraph-rsid="0025d240"/>
    </style:style>
    <style:style style:name="P20" style:family="paragraph" style:parent-style-name="Standard" style:list-style-name="L5">
      <style:paragraph-properties fo:text-align="justify" style:justify-single-word="false"/>
      <style:text-properties officeooo:paragraph-rsid="0025d240"/>
    </style:style>
    <style:style style:name="P21" style:family="paragraph" style:parent-style-name="Standard">
      <style:text-properties officeooo:rsid="00260012" officeooo:paragraph-rsid="00260012"/>
    </style:style>
    <style:style style:name="T1" style:family="text">
      <style:text-properties officeooo:rsid="00228e90"/>
    </style:style>
    <style:style style:name="T2" style:family="text">
      <style:text-properties fo:language="en" fo:country="US"/>
    </style:style>
    <style:style style:name="T3" style:family="text">
      <style:text-properties officeooo:rsid="0024702d"/>
    </style:style>
    <style:style style:name="T4" style:family="text">
      <style:text-properties officeooo:rsid="00255545"/>
    </style:style>
    <style:style style:name="T5" style:family="text">
      <style:text-properties style:font-name="Liberation Serif1" officeooo:rsid="0025d240"/>
    </style:style>
    <style:style style:name="T6" style:family="text">
      <style:text-properties officeooo:rsid="0025d24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55545"/>
    </style:style>
    <style:style style:name="T9" style:family="text">
      <style:text-properties style:text-line-through-style="none" style:text-line-through-type="none" style:text-underline-style="solid" style:text-underline-width="auto" style:text-underline-color="font-color" officeooo:rsid="00255545"/>
    </style:style>
    <style:style style:name="T10" style:family="text">
      <style:text-properties style:text-position="sub 58%" officeooo:rsid="0025d240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25d240"/>
    </style:style>
    <style:style style:name="T13" style:family="text">
      <style:text-properties style:text-position="super 58%" officeooo:rsid="0025d2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luno: Lucas de Medeiros França Romero</text:p>
      <text:p text:style-name="P21">Número USP: 11219154</text:p>
      <text:p text:style-name="P1">Placa: Cyclone V - <text:s/>5CEBA4F23C7</text:p>
      <text:p text:style-name="P1"/>
      <text:p text:style-name="P9">Selects:</text:p>
      <text:p text:style-name="P2"><text:tab/><text:span text:style-name="T1">A operação realizada por padrão é a soma. Os botões para mudança de operação são (na ordem da esquerda para direita na placa):</text:span><text:tab/></text:p>
      <text:list xml:id="list33742742" text:style-name="L1">
        <text:list-item>
          <text:p text:style-name="P10">KEY0 – Subtração</text:p>
        </text:list-item>
        <text:list-item>
          <text:p text:style-name="P10">KEY1 – Multiplicação</text:p>
        </text:list-item>
        <text:list-item>
          <text:p text:style-name="P10">KEY2 – Divisão</text:p>
        </text:list-item>
        <text:list-item>
          <text:p text:style-name="P10">KEY3 – Raiz Quadrada</text:p>
        </text:list-item>
      </text:list>
      <text:p text:style-name="P2"/>
      <text:p text:style-name="P8"><text:span text:style-name="T2">Switches</text:span>:</text:p>
      <text:p text:style-name="P3"><text:tab/>Em todas as operações, exceto raiz q<text:span text:style-name="T3">uadrada, </text:span>os switches funcionam em 4bits + 1bit para dois números, sendo que os bits de sinal são recebidos por meio dos dois últimos switches (da direita para esquerda, SW8 <text:span text:style-name="T3">para o número B</text:span> e SW9 <text:span text:style-name="T3">para o número A</text:span>), e os <text:span text:style-name="T3">outros</text:span> bits <text:span text:style-name="T3">são recebidos nos switches de SW0 até SW7, onde SW0 é o bit menos significativo e SW3 é o mais significativo para o número B, <text:s/>e SW4 é o menos significativo e SW7 é o mais significativo para o número A.</text:span></text:p>
      <text:p text:style-name="P3"><text:tab/>Para <text:span text:style-name="T3">a operação da raiz quadrada, os switches funcionam recebendo um número de 8bits, sendo SW0 para o bit menos significativo e SW7 para o bit mais significativo, não recebendo, portanto, bit de sinal.</text:span></text:p>
      <text:p text:style-name="P3"><text:tab/><text:span text:style-name="T6">Todas as entradas são em complemento de 2.</text:span></text:p>
      <text:p text:style-name="P3"/>
      <text:p text:style-name="P7">Displays:</text:p>
      <text:list xml:id="list1936469637" text:style-name="L2">
        <text:list-item>
          <text:p text:style-name="P11"><text:span text:style-name="T7">Soma e Subtração</text:span>:</text:p>
          <text:p text:style-name="P11">Os displays estão dispostos, da esquerda para direita, da forma:</text:p>
          <text:list>
            <text:list-item>
              <text:p text:style-name="P11">Display [5]: Sinal de A</text:p>
            </text:list-item>
            <text:list-item>
              <text:p text:style-name="P11">Display [4]: Número A em hexadecimal</text:p>
            </text:list-item>
            <text:list-item>
              <text:p text:style-name="P11">Display [3]: Sinal de B</text:p>
            </text:list-item>
            <text:list-item>
              <text:p text:style-name="P11">Display [2]: Número B em hexadecimal</text:p>
            </text:list-item>
            <text:list-item>
              <text:p text:style-name="P11">Display [1]: Sinal do resultado</text:p>
            </text:list-item>
            <text:list-item>
              <text:p text:style-name="P11">Display [0]: Resultado em hexadecimal</text:p>
              <text:p text:style-name="P17"/>
              <text:p text:style-name="P17">Onde a opreação realizada é (A ± B = R) e o LED AA1 (o segundo LED da direita para esquerda) representa o overflow.</text:p>
              <text:p text:style-name="P17"/>
            </text:list-item>
          </text:list>
        </text:list-item>
        <text:list-item>
          <text:p text:style-name="P16"><text:span text:style-name="T7">Multiplicação</text:span>:</text:p>
          <text:p text:style-name="P11">Os displays estão dispostos, da esquerda para direita, da forma:</text:p>
          <text:list>
            <text:list-item>
              <text:p text:style-name="P11">Display [5]: Sinal de A</text:p>
            </text:list-item>
            <text:list-item>
              <text:p text:style-name="P11">Display [4]: Número A em hexadecimal</text:p>
            </text:list-item>
            <text:list-item>
              <text:p text:style-name="P11">Display [3]: Sinal de B</text:p>
            </text:list-item>
            <text:list-item>
              <text:p text:style-name="P11">Display [2]: Número B em hexadecimal</text:p>
            </text:list-item>
            <text:list-item>
              <text:p text:style-name="P11">Display [1]: Dígito mais significativo do resultado em hexadecimal</text:p>
              <text:p text:style-name="P11">Display [0]: Dígito menos significativo do resultado em hexadecimal</text:p>
            </text:list-item>
          </text:list>
        </text:list-item>
      </text:list>
      <text:p text:style-name="P4"/>
      <text:p text:style-name="P5"><text:tab/><text:tab/>Onde a operação realizada é (A x B = R) e o LED AA2 (o primeiro LED da direita para esquerda) representa o sinal do resultado.</text:p>
      <text:list xml:id="list298683778" text:style-name="L3">
        <text:list-header>
          <text:p text:style-name="P18"/>
        </text:list-header>
        <text:list-item>
          <text:p text:style-name="P18"><text:span text:style-name="T9">Divisão</text:span><text:span text:style-name="T4">:</text:span></text:p>
          <text:p text:style-name="P13">Os displays estão dispostos, da esquerda para direita, da forma:</text:p>
          <text:list>
            <text:list-item>
              <text:p text:style-name="P13">Display [5]: Sinal de A</text:p>
            </text:list-item>
            <text:list-item>
              <text:p text:style-name="P13"><text:soft-page-break/>Display [4]: Número A em hexadecimal</text:p>
            </text:list-item>
            <text:list-item>
              <text:p text:style-name="P13">Display [3]: Sinal de B</text:p>
            </text:list-item>
            <text:list-item>
              <text:p text:style-name="P13">Display [2]: Número B em hexadecimal</text:p>
            </text:list-item>
            <text:list-item>
              <text:p text:style-name="P13">Display [1]: Dígito mais significativo do resultado em hexadecimal</text:p>
              <text:p text:style-name="P13">Display [0]: Dígito menos significativo do resultado em hexadecimal</text:p>
            </text:list-item>
          </text:list>
        </text:list-item>
      </text:list>
      <text:p text:style-name="P4"/>
      <text:p text:style-name="P6"><text:span text:style-name="T4"><text:tab/><text:tab/>Onde a operação realizada é (A </text:span><text:span text:style-name="T5">÷</text:span><text:span text:style-name="T4"> B = Q + R) e o LED AA2 representa o sinal do quociente e do resto. E o LED AA1 representa o overflow que, nesse caso, é a divisão por 0.</text:span></text:p>
      <text:p text:style-name="P6"/>
      <text:list xml:id="list146853081" text:style-name="L4">
        <text:list-item>
          <text:p text:style-name="P19"><text:span text:style-name="T8">Raiz Quadrada</text:span><text:span text:style-name="T4">:</text:span></text:p>
          <text:p text:style-name="P14">Os displays estão dispostos, da esquerda para direita, da forma:</text:p>
        </text:list-item>
      </text:list>
      <text:list xml:id="list2758085333" text:style-name="L5">
        <text:list-item>
          <text:list>
            <text:list-item>
              <text:p text:style-name="P20"><text:span text:style-name="T4">Display [5]: Dígito mais significativo da entrada, em hexadecimal (A</text:span><text:span text:style-name="T10">1</text:span><text:span text:style-name="T4">)</text:span></text:p>
            </text:list-item>
            <text:list-item>
              <text:p text:style-name="P15">Display [4]: <text:span text:style-name="T6">Dígito menos significativo da entrada </text:span>em hexadecimal <text:span text:style-name="T6">(A</text:span><text:span text:style-name="T10">0</text:span><text:span text:style-name="T6">)</text:span></text:p>
            </text:list-item>
            <text:list-item>
              <text:p text:style-name="P15">Display [3]: <text:span text:style-name="T6">Não há nada</text:span></text:p>
            </text:list-item>
            <text:list-item>
              <text:p text:style-name="P15">Display [2]: <text:span text:style-name="T6">Quociente (resultado inteiro da raiz) (Q)</text:span></text:p>
            </text:list-item>
            <text:list-item>
              <text:p text:style-name="P15">Display [1]: <text:span text:style-name="T6">Dígito mais significativo do resto da raiz (R</text:span><text:span text:style-name="T10">1</text:span><text:span text:style-name="T6">)</text:span></text:p>
              <text:p text:style-name="P15">Display [0]: <text:span text:style-name="T6">Dígito menos significativo do resto da raiz (R</text:span><text:span text:style-name="T10">0</text:span><text:span text:style-name="T6">)</text:span></text:p>
            </text:list-item>
          </text:list>
        </text:list-item>
      </text:list>
      <text:p text:style-name="P5"/>
      <text:p text:style-name="P5"><text:tab/><text:tab/><text:span text:style-name="T6">Onde a operação realizada é </text:span>(<text:span text:style-name="T11">A</text:span><text:span text:style-name="T10">1</text:span><text:span text:style-name="T12">A</text:span><text:span text:style-name="T10">0</text:span> = Q<text:span text:style-name="T13">2 </text:span><text:span text:style-name="T12"><text:s/>+ R</text:span><text:span text:style-name="T10">1</text:span><text:span text:style-name="T12">R</text:span><text:span text:style-name="T10">0</text:span><text:span text:style-name="T12">). Não há resultado e nem entrada de sinal pois a raiz quadrada só aceita números positiv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9:01:34.274000000</meta:creation-date>
    <dc:date>2019-06-25T15:05:17.342000000</dc:date>
    <meta:editing-duration>PT8M27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53" meta:word-count="549" meta:character-count="2958" meta:non-whitespace-character-count="2481"/>
  </office:meta>
</office:document-meta>
</file>